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0.0006in"/>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0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ListParagraph" style:family="paragraph">
      <style:text-properties style:font-name="Times New Roman" style:font-name-complex="Times New Roman"/>
    </style:style>
    <style:style style:name="P9" style:parent-style-name="ListParagraph" style:family="paragraph">
      <style:text-properties style:font-name="Times New Roman" style:font-name-complex="Times New Roman"/>
    </style:style>
    <style:style style:name="P10" style:parent-style-name="ListParagraph" style:family="paragraph">
      <style:text-properties style:font-name="Times New Roman" style:font-name-complex="Times New Roman"/>
    </style:style>
    <style:style style:name="P11" style:parent-style-name="ListParagraph" style:family="paragraph">
      <style:text-properties style:font-name="Times New Roman" style:font-name-complex="Times New Roman"/>
    </style:style>
    <style:style style:name="P12" style:parent-style-name="ListParagraph" style:family="paragraph">
      <style:text-properties style:font-name="Times New Roman" style:font-name-complex="Times New Roman"/>
    </style:style>
    <style:style style:name="P13" style:parent-style-name="ListParagraph" style:family="paragraph">
      <style:text-properties style:font-name="Times New Roman" style:font-name-complex="Times New Roman"/>
    </style:style>
    <style:style style:name="P14" style:parent-style-name="ListParagraph" style:family="paragraph">
      <style:text-properties style:font-name="Times New Roman" style:font-name-complex="Times New Roman"/>
    </style:style>
    <style:style style:name="P15" style:parent-style-name="ListParagraph" style:family="paragraph">
      <style:text-properties style:font-name="Times New Roman" style:font-name-complex="Times New Roman"/>
    </style:style>
    <style:style style:name="P16" style:parent-style-name="ListParagraph" style:family="paragraph">
      <style:text-properties style:font-name="Times New Roman" style:font-name-complex="Times New Roman"/>
    </style:style>
    <style:style style:name="P17" style:parent-style-name="Standard" style:family="paragraph">
      <style:paragraph-properties fo:widows="0" fo:orphans="0" style:text-autospace="none" fo:margin-bottom="0in" fo:line-height="0.252in"/>
      <style:text-properties style:font-name="Times New Roman" fo:font-size="12pt" style:font-size-asian="12pt" style:font-size-complex="12pt"/>
    </style:style>
    <style:style style:name="P18" style:parent-style-name="Standard" style:family="paragraph">
      <style:paragraph-properties fo:widows="0" fo:orphans="0" style:text-autospace="none" fo:margin-bottom="0in" fo:line-height="98%" fo:margin-left="0.8611in">
        <style:tab-stops/>
      </style:paragraph-properties>
      <style:text-properties style:font-name="Times New Roman" fo:font-size="12pt" style:font-size-asian="12pt" style:font-size-complex="12pt"/>
    </style:style>
    <style:style style:name="P1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2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0" style:parent-style-name="Standard" style:family="paragraph">
      <style:paragraph-properties fo:widows="0" fo:orphans="0" style:text-autospace="none" fo:margin-bottom="0in" fo:line-height="0.1388in"/>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Defining the Problem</text:p>
      <text:p text:style-name="Normal">Mr Knapp wants to train his and his students’ mental math abilities to better perform on world math day and non-calculator exams. Mental maths is extremely useful<text:s/>in<text:s/>these situations as well. For example, you may have a finite amount of money while buying groceries and need to quickly know whether you will need to apply for Chapter 7<text:s/>Title 11<text:s/>bankruptcy after passing through the checkout line.</text:p>
      <text:p text:style-name="Normal"/>
      <text:p text:style-name="Normal">After reviewing his replies to interview questions regarding this problem, I thought it would be a good idea to challenge myself and develop a multiplatform app that could help train his and his students’ mental math abilities. My father agreed to be my advisor.</text:p>
      <text:p text:style-name="Normal"/>
      <text:p text:style-name="P5">Rationale for solution</text:p>
      <text:p text:style-name="Normal">Frequent practice is an effective way of improving a person’s mental math aptitude, and thus my app will be based on this principle. The system will mainly revolve around a quick fire quiz system. While there are existing products that train mental math abilities, none train more complex subjects such as divisibility and square roots, nor do any have the amount of flexibility that my app will possess.</text:p>
      <text:p text:style-name="Normal"/>
      <text:p text:style-name="Normal">Give specific apps</text:p>
      <text:p text:style-name="Normal"/>
      <text:p text:style-name="Normal">I have decided to develop my app using PhoneGap. This is beneficial in multiple ways. First, this allows easy porting to multiple phone platforms, allowing the widest audience to use the app and accommodate different platform choices in Mr Knapp’s class. Another advantage is that PhoneGap development uses HTML, CSS and JavaScript, all easy to use and well documented languages.</text:p>
      <text:p text:style-name="Normal"/>
      <text:p text:style-name="Normal">The primary weakness of PhoneGap, lower performance relative to native apps, does not apply due to the simplicity of the program.</text:p>
      <text:p text:style-name="Normal"/>
      <text:p text:style-name="Normal">Thus, I will develop this app using PhoneGap aiming at the Windows Phone 8 platform first, then port it to iOS and Android.</text:p>
      <text:p text:style-name="P6"/>
      <text:p text:style-name="P7">Success Criteria</text:p>
      <text:list text:style-name="LFO3" text:continue-numbering="true">
        <text:list-item>
          <text:p text:style-name="P8">App needs to generate math problems</text:p>
        </text:list-item>
        <text:list-item>
          <text:p text:style-name="P9">App needs to have different difficulty levels and game modes</text:p>
        </text:list-item>
        <text:list-item>
          <text:p text:style-name="P10">App needs to have different areas of math with the option to mix and match which areas come up.</text:p>
        </text:list-item>
        <text:list-item>
          <text:p text:style-name="P11">App needs to cumulate points and collect and display statistics</text:p>
        </text:list-item>
        <text:list-item>
          <text:p text:style-name="P12">App needs to have an aesthetically pleasing and intuitive UI<text:s/>and have option for notifications</text:p>
        </text:list-item>
        <text:list-item>
          <text:p text:style-name="P13">App needs to backup data</text:p>
        </text:list-item>
        <text:list-item>
          <text:p text:style-name="P14">App needs to show and keep track of wrong answers and display those more frequently</text:p>
        </text:list-item>
        <text:list-item>
          <text:p text:style-name="P15">App needs to display tutorials and tips</text:p>
        </text:list-item>
        <text:list-item>
          <text:p text:style-name="P16">App must run on<text:s/>iOS, Android, and Windows Phone 8</text:p>
        </text:list-item>
      </text:list>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ListParagraph" style:display-name="List Paragraph" style:family="paragraph" style:parent-style-name="Normal">
      <style:paragraph-properties fo:widows="2" fo:orphans="2" style:vertical-align="auto" fo:margin-bottom="0.1111in" fo:line-height="107%" fo:margin-left="0.5in">
        <style:tab-stops/>
      </style:paragraph-properties>
      <style:text-properties style:font-name="Calibri" style:font-name-asian="SimSun" style:font-name-complex="Times New Roman" style:letter-kerning="false" fo:font-size="11pt" style:font-size-asian="11pt" style:font-size-complex="11p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Calibri" style:font-name-asian="SimSu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Brian Ma</dc:creator>
    <meta:creation-date>2011-02-06T11:20:00Z</meta:creation-date>
    <dc:date>2015-05-15T03:31:00Z</dc:date>
    <meta:template xlink:href="Normal" xlink:type="simple"/>
    <meta:editing-cycles>12</meta:editing-cycles>
    <meta:editing-duration>PT3840S</meta:editing-duration>
    <meta:document-statistic meta:page-count="2" meta:paragraph-count="4" meta:word-count="355" meta:character-count="2381" meta:row-count="16" meta:non-whitespace-character-count="2030"/>
  </office:meta>
</office:document-meta>
</file>